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6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ce1"/>
        <table:table-row table:style-name="ro1">
          <table:table-cell table:number-columns-repeated="2"/>
          <table:table-cell office:value-type="string">
            <text:p>Carnist</text:p>
          </table:table-cell>
          <table:table-cell office:value-type="string">
            <text:p>Vegan</text:p>
          </table:table-cell>
          <table:table-cell office:value-type="string">
            <text:p>&lt;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z R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chael Kindt 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lia Beckman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ven Fischer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liver Keller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ku Keller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n Bat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yriam Rup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ernd Ender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laus Schul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rhard Fr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ul Kr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vid Kauk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rlon Re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irka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méli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lvin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eiko Humpert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onas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ula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rista Nopper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o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we Hol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hristina Guthsmuth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ul Heizman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ndr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enis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a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Jan Jasins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öhnke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COUNTA([.C2:.C37])" office:value-type="float" office:value="18">
            <text:p>18</text:p>
          </table:table-cell>
          <table:table-cell table:formula="of:=COUNTA([.D2:.D37])" office:value-type="float" office:value="1">
            <text:p>1</text:p>
          </table:table-cell>
          <table:table-cell table:formula="of:=COUNTA([.E2:.E37])" office:value-type="float" office:value="13">
            <text:p>13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31.08.2022</text:date>, <text:time>10:3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7-28T09:17:54.97</meta:creation-date>
    <dc:date>2022-08-31T10:35:44.32</dc:date>
    <dc:creator>Jirka Dell'Oro-Friedl</dc:creator>
    <meta:editing-duration>PT21H35M59S</meta:editing-duration>
    <meta:editing-cycles>9</meta:editing-cycles>
    <meta:generator>OpenOffice/4.1.5$Win32 OpenOffice.org_project/415m1$Build-9789</meta:generator>
    <meta:document-statistic meta:table-count="3" meta:cell-count="105" meta:object-count="0"/>
  </office:meta>
</office:document-meta>
</file>